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5.8cm" svg:height="3.5cm" svg:x="7cm" svg:y="5.7cm">
          <text:p text:style-name="P1">Application </text:p>
          <text:p text:style-name="P1">Process(es)</text:p>
        </draw:rect>
        <draw:custom-shape draw:style-name="gr2" draw:text-style-name="P1" xml:id="id1" draw:id="id1" draw:layer="layout" svg:width="3.5cm" svg:height="1.8cm" svg:x="1.8cm" svg:y="5.7cm">
          <text:p text:style-name="P1">Input(s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1" xml:id="id3" draw:id="id3" draw:layer="layout" svg:width="3.7cm" svg:height="1.8cm" svg:x="14.7cm" svg:y="5.7cm">
          <text:p text:style-name="P1">Output(s)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1" xml:id="id5" draw:id="id5" draw:layer="layout" svg:width="2.6cm" svg:height="0.8cm" svg:x="8.6cm" svg:y="3.7cm">
          <text:p text:style-name="P1">Begin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2" draw:text-style-name="P1" xml:id="id4" draw:id="id4" draw:layer="layout" svg:width="2.6cm" svg:height="0.8cm" svg:x="8.5cm" svg:y="11.3cm">
          <text:p text:style-name="P1">End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3" draw:text-style-name="P1" draw:layer="layout" svg:x1="4.944cm" svg:y1="6.6cm" svg:x2="7cm" svg:y2="7.45cm" draw:start-shape="id1" draw:start-glue-point="9" draw:end-shape="id2" draw:end-glue-point="3" svg:d="m4944 6600h1207v850h849">
          <text:p/>
        </draw:connector>
        <draw:connector draw:style-name="gr3" draw:text-style-name="P1" draw:layer="layout" svg:x1="12.8cm" svg:y1="7.45cm" svg:x2="15.07cm" svg:y2="6.6cm" draw:start-shape="id2" draw:start-glue-point="1" draw:end-shape="id3" draw:end-glue-point="6" svg:d="m12800 7450h950v-850h1320">
          <text:p/>
        </draw:connector>
        <draw:connector draw:style-name="gr3" draw:text-style-name="P1" draw:layer="layout" svg:x1="9.9cm" svg:y1="9.2cm" svg:x2="9.8cm" svg:y2="11.3cm" draw:start-shape="id2" draw:start-glue-point="2" draw:end-shape="id4" draw:end-glue-point="4" svg:d="m9900 9200v1050h-100v1050">
          <text:p/>
        </draw:connector>
        <draw:connector draw:style-name="gr3" draw:text-style-name="P1" draw:layer="layout" svg:x1="9.9cm" svg:y1="4.5cm" svg:x2="9.9cm" svg:y2="5.7cm" draw:start-shape="id5" draw:start-glue-point="6" draw:end-shape="id2" svg:d="m9900 4500v1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31T13:47:36.13</meta:creation-date>
    <dc:date>2013-01-31T14:00:50.36</dc:date>
    <meta:editing-duration>PT13M43S</meta:editing-duration>
    <meta:editing-cycles>1</meta:editing-cycles>
    <meta:document-statistic meta:object-count="9"/>
    <meta:generator>OpenOffice.org/3.4$Win32 OpenOffice.org_project/340m1$Build-9590</meta:generator>
  </office:meta>
</office:document-meta>
</file>